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c48b" officeooo:paragraph-rsid="0019c48b"/>
    </style:style>
    <style:style style:name="P2" style:family="paragraph" style:parent-style-name="Standard" style:list-style-name="L2">
      <style:text-properties officeooo:rsid="0019c48b" officeooo:paragraph-rsid="0019c48b"/>
    </style:style>
    <style:style style:name="P3" style:family="paragraph" style:parent-style-name="Standard" style:list-style-name="L3">
      <style:text-properties officeooo:rsid="0019c48b" officeooo:paragraph-rsid="0019c48b"/>
    </style:style>
    <style:style style:name="P4" style:family="paragraph" style:parent-style-name="Standard" style:list-style-name="L2">
      <style:text-properties officeooo:paragraph-rsid="0019c48b"/>
    </style:style>
    <style:style style:name="P5" style:family="paragraph" style:parent-style-name="Standard">
      <style:text-properties officeooo:rsid="001c19a3" officeooo:paragraph-rsid="001c19a3"/>
    </style:style>
    <style:style style:name="P6" style:family="paragraph" style:parent-style-name="Standard" style:list-style-name="L3">
      <style:text-properties officeooo:rsid="001c771c" officeooo:paragraph-rsid="001c771c"/>
    </style:style>
    <style:style style:name="T1" style:family="text">
      <style:text-properties officeooo:rsid="0019c48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Wipeout Game Progress Report</text:h>
      <text:p text:style-name="P1"/>
      <text:h text:style-name="Heading_20_3" text:outline-level="3">What’s been done in 2 weeks?</text:h>
      <text:list xml:id="list1943243332" text:style-name="L2">
        <text:list-item>
          <text:p text:style-name="P4"><text:span text:style-name="T1">Created main game board with working tiles and player score</text:span></text:p>
        </text:list-item>
        <text:list-item>
          <text:p text:style-name="P2">Tile’s flip and randomize points given</text:p>
        </text:list-item>
        <text:list-item>
          <text:p text:style-name="P2">Scene for next question working</text:p>
        </text:list-item>
        <text:list-item>
          <text:p text:style-name="P2">Ability to download a picture from a URL</text:p>
        </text:list-item>
        <text:list-item>
          <text:p text:style-name="P2">Layout for question maker temporarily set up</text:p>
        </text:list-item>
      </text:list>
      <text:p text:style-name="P1"/>
      <text:h text:style-name="Heading_20_3" text:outline-level="3">What needs to be done for v1?</text:h>
      <text:list xml:id="list1629461879" text:style-name="L3">
        <text:list-item>
          <text:p text:style-name="P3">Make a main menu to choose question set, difficulty or to access the question maker</text:p>
        </text:list-item>
        <text:list-item>
          <text:p text:style-name="P3">Animation to team score</text:p>
        </text:list-item>
        <text:list-item>
          <text:p text:style-name="P3">Sounds for game</text:p>
        </text:list-item>
        <text:list-item>
          <text:p text:style-name="P3">Database or dictionary of questions and pictures</text:p>
        </text:list-item>
        <text:list-item>
          <text:p text:style-name="P3">Tagging for question set</text:p>
        </text:list-item>
        <text:list-item>
          <text:p text:style-name="P6">Make art for the game</text:p>
        </text:list-item>
      </text:list>
      <text:p text:style-name="P1"/>
      <text:h text:style-name="Heading_20_3" text:outline-level="3">Thoughts</text:h>
      <text:p text:style-name="P5">It’s great to get back into making a game, so far figuring out the animations and how to store other users data (uploaded pictures) seems to be the biggest challenge. I believe that this can be tested with students after a week of further coding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09:28:06.301000000</meta:creation-date>
    <dc:date>2022-04-04T09:41:49.566000000</dc:date>
    <meta:editing-duration>PT2M53S</meta:editing-duration>
    <meta:editing-cycles>3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6" meta:word-count="148" meta:character-count="776" meta:non-whitespace-character-count="655"/>
  </office:meta>
</office:document-meta>
</file>